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871cm" svg:height="11.659cm" svg:x="11.977cm" svg:y="0.214cm">
            <draw:object draw:notify-on-update-of-ranges="Sheet1.A2:Sheet1.A21 Sheet1.B1:Sheet1.B1 Sheet1.B2:Sheet1.B21 Sheet1.A3:Sheet1.A21 Sheet1.E1:Sheet1.E1 Sheet1.E2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ésistance 14.3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style-name="Default" office:value-type="string" calcext:value-type="string">
            <text:p>Rcl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formula="of:=AVERAGE([.B2:.B6])" office:value-type="float" office:value="219" calcext:value-type="float">
            <text:p>219</text:p>
          </table:table-cell>
          <table:table-cell table:formula="of:=SQRT(0.2*SUM(([.B2]-[.C2])^2))" office:value-type="float" office:value="5.81377674149945" calcext:value-type="float">
            <text:p>5,8137767415</text:p>
          </table:table-cell>
          <table:table-cell office:value-type="float" office:value="63.34" calcext:value-type="float">
            <text:p>63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63.08" calcext:value-type="float">
            <text:p>63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64.42" calcext:value-type="float">
            <text:p>64,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64.64" calcext:value-type="float">
            <text:p>64,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float" office:value="186" calcext:value-type="float">
            <text:p>186</text:p>
          </table:table-cell>
          <table:table-cell table:formula="of:=AVERAGE([.B7:.B11])" office:value-type="float" office:value="202.666666666667" calcext:value-type="float">
            <text:p>202,6666666667</text:p>
          </table:table-cell>
          <table:table-cell table:formula="of:=SQRT(0.2*SUM(([.B3]-[.C7])^2))" office:value-type="float" office:value="5.51563434449949" calcext:value-type="float">
            <text:p>5,5156343445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AVERAGE([.B12:.B16])" office:value-type="float" office:value="212.666666666667" calcext:value-type="float">
            <text:p>212,6666666667</text:p>
          </table:table-cell>
          <table:table-cell table:formula="of:=SQRT(0.2*SUM(([.B12]-[.C12])^2))" office:value-type="float" office:value="3.42863756549967" calcext:value-type="float">
            <text:p>3,4286375655</text:p>
          </table:table-cell>
          <table:table-cell office:value-type="float" office:value="63.259" calcext:value-type="float">
            <text:p>63,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65.52" calcext:value-type="float">
            <text:p>65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5.79" calcext:value-type="float">
            <text:p>65,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formula="of:=AVERAGE([.B17:.B21])" office:value-type="float" office:value="207" calcext:value-type="float">
            <text:p>207</text:p>
          </table:table-cell>
          <table:table-cell table:formula="of:=SQRT(0.2*SUM(([.B17]-[.C17])^2))" office:value-type="float" office:value="92.5732142684913" calcext:value-type="float">
            <text:p>92,5732142685</text:p>
          </table:table-cell>
          <table:table-cell office:value-type="float" office:value="68.3854" calcext:value-type="float">
            <text:p>68,38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208" calcext:value-type="float">
            <text:p>208</text:p>
          </table:table-cell>
          <table:table-cell table:number-columns-repeated="2"/>
          <table:table-cell office:value-type="float" office:value="67.08" calcext:value-type="float">
            <text:p>67,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2"/>
          <table:table-cell office:value-type="float" office:value="66.15" calcext:value-type="float">
            <text:p>66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5:53:32.243358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7-02T15:58:15.532778443</dc:date>
    <dc:creator>Nicolas Paillet</dc:creator>
    <meta:editing-duration>PT1H47M8S</meta:editing-duration>
    <meta:editing-cycles>23</meta:editing-cycles>
    <meta:generator>LibreOffice/4.3.7.2$Linux_X86_64 LibreOffice_project/43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72cm" svg:height="11.66cm" xlink:href=".." xlink:type="simple" chart:class="chart:scatter" chart:style-name="ch1">
        <chart:title svg:x="8.348cm" svg:y="0.362cm" chart:style-name="ch2">
          <text:p>Resistance test 14.3</text:p>
        </chart:title>
        <chart:legend chart:legend-position="end" svg:x="17.63cm" svg:y="5.282cm" style:legend-expansion="high" chart:style-name="ch3"/>
        <chart:plot-area chart:style-name="ch4" table:cell-range-address="Sheet1.A2:Sheet1.B21 Sheet1.B1:Sheet1.B1 Sheet1.E1:Sheet1.E21" chart:data-source-has-labels="row" svg:x="1.428cm" svg:y="1.381cm" svg:width="15.785cm" svg:height="9.065cm">
          <chartooo:coordinate-region svg:x="2.235cm" svg:y="1.58cm" svg:width="14.738cm" svg:height="8.219cm"/>
          <chart:axis chart:dimension="x" chart:name="primary-x" chart:style-name="ch5">
            <chart:title svg:x="8.284cm" svg:y="10.679cm" chart:style-name="ch6">
              <text:p>Surface (µm²)</text:p>
            </chart:title>
          </chart:axis>
          <chart:axis chart:dimension="y" chart:name="primary-y" chart:style-name="ch5">
            <chart:title svg:x="0.451cm" svg:y="6.777cm" chart:style-name="ch7">
              <text:p>Resistance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10" chart:values-cell-range-address="Sheet1.E2:Sheet1.E21" chart:label-cell-address="Sheet1.E1:Sheet1.E1" chart:class="chart:scatter">
            <chart:domain table:cell-range-address="Sheet1.A3:Sheet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ésistance 14.3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206">
                <text:p>206</text:p>
                <draw:g>
                  <svg:desc>Sheet1.B2:Sheet1.B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5">
                <text:p>215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7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86">
                <text:p>186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224">
                <text:p>224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98">
                <text:p>198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208">
                <text:p>208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206">
                <text:p>206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